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58.86pt" svg:y="2.83pt">
            <draw:object draw:notify-on-update-of-ranges="Sheet1.B1:Sheet1.B1 Sheet1.B2:Sheet1.B500 Sheet1.C1:Sheet1.C1 Sheet1.C2:Sheet1.C500 Sheet1.D1:Sheet1.D1 Sheet1.D2:Sheet1.D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ALEATORIO</text:p>
          </table:table-cell>
          <table:table-cell office:value-type="string" calcext:value-type="string">
            <text:p>RULETA</text:p>
          </table:table-cell>
          <table:table-cell office:value-type="string" calcext:value-type="string">
            <text:p>TORNE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977874" calcext:value-type="float">
            <text:p>44977874</text:p>
          </table:table-cell>
          <table:table-cell office:value-type="float" office:value="44909624" calcext:value-type="float">
            <text:p>44909624</text:p>
          </table:table-cell>
          <table:table-cell office:value-type="float" office:value="44964956" calcext:value-type="float">
            <text:p>449649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977874" calcext:value-type="float">
            <text:p>44977874</text:p>
          </table:table-cell>
          <table:table-cell office:value-type="float" office:value="44909624" calcext:value-type="float">
            <text:p>44909624</text:p>
          </table:table-cell>
          <table:table-cell office:value-type="float" office:value="44964956" calcext:value-type="float">
            <text:p>449649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966592" calcext:value-type="float">
            <text:p>44966592</text:p>
          </table:table-cell>
          <table:table-cell office:value-type="float" office:value="44903092" calcext:value-type="float">
            <text:p>44903092</text:p>
          </table:table-cell>
          <table:table-cell office:value-type="float" office:value="44924304" calcext:value-type="float">
            <text:p>449243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966592" calcext:value-type="float">
            <text:p>44966592</text:p>
          </table:table-cell>
          <table:table-cell office:value-type="float" office:value="44903092" calcext:value-type="float">
            <text:p>44903092</text:p>
          </table:table-cell>
          <table:table-cell office:value-type="float" office:value="44924304" calcext:value-type="float">
            <text:p>449243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910896" calcext:value-type="float">
            <text:p>44910896</text:p>
          </table:table-cell>
          <table:table-cell office:value-type="float" office:value="44903092" calcext:value-type="float">
            <text:p>44903092</text:p>
          </table:table-cell>
          <table:table-cell office:value-type="float" office:value="44924304" calcext:value-type="float">
            <text:p>449243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910896" calcext:value-type="float">
            <text:p>44910896</text:p>
          </table:table-cell>
          <table:table-cell office:value-type="float" office:value="44903092" calcext:value-type="float">
            <text:p>44903092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869236" calcext:value-type="float">
            <text:p>44869236</text:p>
          </table:table-cell>
          <table:table-cell office:value-type="float" office:value="44903092" calcext:value-type="float">
            <text:p>44903092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869236" calcext:value-type="float">
            <text:p>44869236</text:p>
          </table:table-cell>
          <table:table-cell office:value-type="float" office:value="44903092" calcext:value-type="float">
            <text:p>44903092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869236" calcext:value-type="float">
            <text:p>44869236</text:p>
          </table:table-cell>
          <table:table-cell office:value-type="float" office:value="44903092" calcext:value-type="float">
            <text:p>44903092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869236" calcext:value-type="float">
            <text:p>44869236</text:p>
          </table:table-cell>
          <table:table-cell office:value-type="float" office:value="44903092" calcext:value-type="float">
            <text:p>44903092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869236" calcext:value-type="float">
            <text:p>44869236</text:p>
          </table:table-cell>
          <table:table-cell office:value-type="float" office:value="44888130" calcext:value-type="float">
            <text:p>44888130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869236" calcext:value-type="float">
            <text:p>44869236</text:p>
          </table:table-cell>
          <table:table-cell office:value-type="float" office:value="44888130" calcext:value-type="float">
            <text:p>44888130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869236" calcext:value-type="float">
            <text:p>44869236</text:p>
          </table:table-cell>
          <table:table-cell office:value-type="float" office:value="44888130" calcext:value-type="float">
            <text:p>44888130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869236" calcext:value-type="float">
            <text:p>44869236</text:p>
          </table:table-cell>
          <table:table-cell office:value-type="float" office:value="44888130" calcext:value-type="float">
            <text:p>44888130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869236" calcext:value-type="float">
            <text:p>44869236</text:p>
          </table:table-cell>
          <table:table-cell office:value-type="float" office:value="44888130" calcext:value-type="float">
            <text:p>44888130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869236" calcext:value-type="float">
            <text:p>44869236</text:p>
          </table:table-cell>
          <table:table-cell office:value-type="float" office:value="44888130" calcext:value-type="float">
            <text:p>44888130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869236" calcext:value-type="float">
            <text:p>44869236</text:p>
          </table:table-cell>
          <table:table-cell office:value-type="float" office:value="44888130" calcext:value-type="float">
            <text:p>44888130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869236" calcext:value-type="float">
            <text:p>44869236</text:p>
          </table:table-cell>
          <table:table-cell office:value-type="float" office:value="44888130" calcext:value-type="float">
            <text:p>44888130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864092" calcext:value-type="float">
            <text:p>44864092</text:p>
          </table:table-cell>
          <table:table-cell office:value-type="float" office:value="44888130" calcext:value-type="float">
            <text:p>44888130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864092" calcext:value-type="float">
            <text:p>44864092</text:p>
          </table:table-cell>
          <table:table-cell office:value-type="float" office:value="44888130" calcext:value-type="float">
            <text:p>44888130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864092" calcext:value-type="float">
            <text:p>44864092</text:p>
          </table:table-cell>
          <table:table-cell office:value-type="float" office:value="44888130" calcext:value-type="float">
            <text:p>44888130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864092" calcext:value-type="float">
            <text:p>44864092</text:p>
          </table:table-cell>
          <table:table-cell office:value-type="float" office:value="44888130" calcext:value-type="float">
            <text:p>44888130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864092" calcext:value-type="float">
            <text:p>44864092</text:p>
          </table:table-cell>
          <table:table-cell office:value-type="float" office:value="44888130" calcext:value-type="float">
            <text:p>44888130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864092" calcext:value-type="float">
            <text:p>44864092</text:p>
          </table:table-cell>
          <table:table-cell office:value-type="float" office:value="44888130" calcext:value-type="float">
            <text:p>44888130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864092" calcext:value-type="float">
            <text:p>44864092</text:p>
          </table:table-cell>
          <table:table-cell office:value-type="float" office:value="44888130" calcext:value-type="float">
            <text:p>44888130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4864092" calcext:value-type="float">
            <text:p>44864092</text:p>
          </table:table-cell>
          <table:table-cell office:value-type="float" office:value="44888130" calcext:value-type="float">
            <text:p>44888130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864092" calcext:value-type="float">
            <text:p>44864092</text:p>
          </table:table-cell>
          <table:table-cell office:value-type="float" office:value="44888130" calcext:value-type="float">
            <text:p>44888130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864092" calcext:value-type="float">
            <text:p>44864092</text:p>
          </table:table-cell>
          <table:table-cell office:value-type="float" office:value="44888130" calcext:value-type="float">
            <text:p>44888130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4864092" calcext:value-type="float">
            <text:p>44864092</text:p>
          </table:table-cell>
          <table:table-cell office:value-type="float" office:value="44888130" calcext:value-type="float">
            <text:p>44888130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864092" calcext:value-type="float">
            <text:p>44864092</text:p>
          </table:table-cell>
          <table:table-cell office:value-type="float" office:value="44888130" calcext:value-type="float">
            <text:p>44888130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864092" calcext:value-type="float">
            <text:p>44864092</text:p>
          </table:table-cell>
          <table:table-cell office:value-type="float" office:value="44888130" calcext:value-type="float">
            <text:p>44888130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864092" calcext:value-type="float">
            <text:p>44864092</text:p>
          </table:table-cell>
          <table:table-cell office:value-type="float" office:value="44888130" calcext:value-type="float">
            <text:p>44888130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864092" calcext:value-type="float">
            <text:p>44864092</text:p>
          </table:table-cell>
          <table:table-cell office:value-type="float" office:value="44888130" calcext:value-type="float">
            <text:p>44888130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864092" calcext:value-type="float">
            <text:p>44864092</text:p>
          </table:table-cell>
          <table:table-cell office:value-type="float" office:value="44888130" calcext:value-type="float">
            <text:p>44888130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864092" calcext:value-type="float">
            <text:p>44864092</text:p>
          </table:table-cell>
          <table:table-cell office:value-type="float" office:value="44888130" calcext:value-type="float">
            <text:p>44888130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864092" calcext:value-type="float">
            <text:p>44864092</text:p>
          </table:table-cell>
          <table:table-cell office:value-type="float" office:value="44888130" calcext:value-type="float">
            <text:p>44888130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864092" calcext:value-type="float">
            <text:p>44864092</text:p>
          </table:table-cell>
          <table:table-cell office:value-type="float" office:value="44888130" calcext:value-type="float">
            <text:p>44888130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864092" calcext:value-type="float">
            <text:p>44864092</text:p>
          </table:table-cell>
          <table:table-cell office:value-type="float" office:value="44888130" calcext:value-type="float">
            <text:p>44888130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864092" calcext:value-type="float">
            <text:p>44864092</text:p>
          </table:table-cell>
          <table:table-cell office:value-type="float" office:value="44888130" calcext:value-type="float">
            <text:p>44888130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864092" calcext:value-type="float">
            <text:p>44864092</text:p>
          </table:table-cell>
          <table:table-cell office:value-type="float" office:value="44888130" calcext:value-type="float">
            <text:p>44888130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864092" calcext:value-type="float">
            <text:p>44864092</text:p>
          </table:table-cell>
          <table:table-cell office:value-type="float" office:value="44886526" calcext:value-type="float">
            <text:p>44886526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864092" calcext:value-type="float">
            <text:p>44864092</text:p>
          </table:table-cell>
          <table:table-cell office:value-type="float" office:value="44886526" calcext:value-type="float">
            <text:p>44886526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864092" calcext:value-type="float">
            <text:p>44864092</text:p>
          </table:table-cell>
          <table:table-cell office:value-type="float" office:value="44886526" calcext:value-type="float">
            <text:p>44886526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864092" calcext:value-type="float">
            <text:p>44864092</text:p>
          </table:table-cell>
          <table:table-cell office:value-type="float" office:value="44886526" calcext:value-type="float">
            <text:p>44886526</text:p>
          </table:table-cell>
          <table:table-cell office:value-type="float" office:value="44893060" calcext:value-type="float">
            <text:p>448930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864092" calcext:value-type="float">
            <text:p>44864092</text:p>
          </table:table-cell>
          <table:table-cell office:value-type="float" office:value="44886526" calcext:value-type="float">
            <text:p>44886526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6526" calcext:value-type="float">
            <text:p>44886526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6526" calcext:value-type="float">
            <text:p>44886526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6526" calcext:value-type="float">
            <text:p>44886526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6526" calcext:value-type="float">
            <text:p>44886526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6526" calcext:value-type="float">
            <text:p>44886526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6526" calcext:value-type="float">
            <text:p>44886526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6526" calcext:value-type="float">
            <text:p>44886526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6526" calcext:value-type="float">
            <text:p>44886526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6526" calcext:value-type="float">
            <text:p>44886526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6526" calcext:value-type="float">
            <text:p>44886526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6526" calcext:value-type="float">
            <text:p>44886526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6526" calcext:value-type="float">
            <text:p>44886526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4828522" calcext:value-type="float">
            <text:p>44828522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85998" calcext:value-type="float">
            <text:p>44885998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83728" calcext:value-type="float">
            <text:p>4488372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75656" calcext:value-type="float">
            <text:p>448756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75656" calcext:value-type="float">
            <text:p>4487565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75656" calcext:value-type="float">
            <text:p>4487565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75656" calcext:value-type="float">
            <text:p>4487565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75656" calcext:value-type="float">
            <text:p>448756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75656" calcext:value-type="float">
            <text:p>4487565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73858" calcext:value-type="float">
            <text:p>4487385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73858" calcext:value-type="float">
            <text:p>4487385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65318" calcext:value-type="float">
            <text:p>4486531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65318" calcext:value-type="float">
            <text:p>448653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65318" calcext:value-type="float">
            <text:p>4486531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65318" calcext:value-type="float">
            <text:p>448653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67510" calcext:value-type="float">
            <text:p>44867510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8166" calcext:value-type="float">
            <text:p>44858166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8166" calcext:value-type="float">
            <text:p>44858166</text:p>
          </table:table-cell>
          <table:table-cell office:value-type="float" office:value="44854966" calcext:value-type="float">
            <text:p>4485496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8166" calcext:value-type="float">
            <text:p>44858166</text:p>
          </table:table-cell>
          <table:table-cell office:value-type="float" office:value="44854412" calcext:value-type="float">
            <text:p>4485441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8166" calcext:value-type="float">
            <text:p>44858166</text:p>
          </table:table-cell>
          <table:table-cell office:value-type="float" office:value="44854412" calcext:value-type="float">
            <text:p>4485441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8166" calcext:value-type="float">
            <text:p>44858166</text:p>
          </table:table-cell>
          <table:table-cell office:value-type="float" office:value="44854412" calcext:value-type="float">
            <text:p>448544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8166" calcext:value-type="float">
            <text:p>44858166</text:p>
          </table:table-cell>
          <table:table-cell office:value-type="float" office:value="44854412" calcext:value-type="float">
            <text:p>4485441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8166" calcext:value-type="float">
            <text:p>44858166</text:p>
          </table:table-cell>
          <table:table-cell office:value-type="float" office:value="44854412" calcext:value-type="float">
            <text:p>4485441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8166" calcext:value-type="float">
            <text:p>44858166</text:p>
          </table:table-cell>
          <table:table-cell office:value-type="float" office:value="44854412" calcext:value-type="float">
            <text:p>4485441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8166" calcext:value-type="float">
            <text:p>44858166</text:p>
          </table:table-cell>
          <table:table-cell office:value-type="float" office:value="44854412" calcext:value-type="float">
            <text:p>4485441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8166" calcext:value-type="float">
            <text:p>44858166</text:p>
          </table:table-cell>
          <table:table-cell office:value-type="float" office:value="44854412" calcext:value-type="float">
            <text:p>4485441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8166" calcext:value-type="float">
            <text:p>44858166</text:p>
          </table:table-cell>
          <table:table-cell office:value-type="float" office:value="44854412" calcext:value-type="float">
            <text:p>4485441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6596" calcext:value-type="float">
            <text:p>44856596</text:p>
          </table:table-cell>
          <table:table-cell office:value-type="float" office:value="44854412" calcext:value-type="float">
            <text:p>4485441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6596" calcext:value-type="float">
            <text:p>44856596</text:p>
          </table:table-cell>
          <table:table-cell office:value-type="float" office:value="44854412" calcext:value-type="float">
            <text:p>4485441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6596" calcext:value-type="float">
            <text:p>44856596</text:p>
          </table:table-cell>
          <table:table-cell office:value-type="float" office:value="44854412" calcext:value-type="float">
            <text:p>4485441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6596" calcext:value-type="float">
            <text:p>44856596</text:p>
          </table:table-cell>
          <table:table-cell office:value-type="float" office:value="44854412" calcext:value-type="float">
            <text:p>4485441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6596" calcext:value-type="float">
            <text:p>44856596</text:p>
          </table:table-cell>
          <table:table-cell office:value-type="float" office:value="44854412" calcext:value-type="float">
            <text:p>448544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6596" calcext:value-type="float">
            <text:p>44856596</text:p>
          </table:table-cell>
          <table:table-cell office:value-type="float" office:value="44854412" calcext:value-type="float">
            <text:p>4485441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6596" calcext:value-type="float">
            <text:p>44856596</text:p>
          </table:table-cell>
          <table:table-cell office:value-type="float" office:value="44854412" calcext:value-type="float">
            <text:p>4485441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6596" calcext:value-type="float">
            <text:p>44856596</text:p>
          </table:table-cell>
          <table:table-cell office:value-type="float" office:value="44854412" calcext:value-type="float">
            <text:p>4485441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6596" calcext:value-type="float">
            <text:p>44856596</text:p>
          </table:table-cell>
          <table:table-cell office:value-type="float" office:value="44854412" calcext:value-type="float">
            <text:p>4485441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6596" calcext:value-type="float">
            <text:p>44856596</text:p>
          </table:table-cell>
          <table:table-cell office:value-type="float" office:value="44854412" calcext:value-type="float">
            <text:p>4485441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54412" calcext:value-type="float">
            <text:p>4485441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54412" calcext:value-type="float">
            <text:p>448544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54412" calcext:value-type="float">
            <text:p>4485441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54412" calcext:value-type="float">
            <text:p>4485441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54412" calcext:value-type="float">
            <text:p>4485441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54412" calcext:value-type="float">
            <text:p>4485441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54412" calcext:value-type="float">
            <text:p>4485441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50048" calcext:value-type="float">
            <text:p>4485004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50048" calcext:value-type="float">
            <text:p>4485004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50048" calcext:value-type="float">
            <text:p>4485004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50048" calcext:value-type="float">
            <text:p>4485004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50048" calcext:value-type="float">
            <text:p>4485004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50048" calcext:value-type="float">
            <text:p>4485004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50048" calcext:value-type="float">
            <text:p>4485004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4250" calcext:value-type="float">
            <text:p>4483425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51620" calcext:value-type="float">
            <text:p>4485162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33726" calcext:value-type="float">
            <text:p>4483372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4825240" calcext:value-type="float">
            <text:p>44825240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4818594" calcext:value-type="float">
            <text:p>44818594</text:p>
          </table:table-cell>
          <table:table-cell office:value-type="float" office:value="44848270" calcext:value-type="float">
            <text:p>44848270</text:p>
          </table:table-cell>
          <table:table-cell office:value-type="float" office:value="44825050" calcext:value-type="float">
            <text:p>448250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Arabic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7:53:43.282794021</meta:creation-date>
    <dc:date>2019-02-01T18:17:37.449342829</dc:date>
    <meta:editing-duration>PT13M3S</meta:editing-duration>
    <meta:editing-cycles>4</meta:editing-cycles>
    <meta:generator>LibreOffice/6.0.7.3$Linux_X86_64 LibreOffice_project/00m0$Build-3</meta:generator>
    <meta:document-statistic meta:table-count="1" meta:cell-count="19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2cm" svg:y="3.703cm" style:legend-expansion="high" chart:style-name="ch2"/>
        <chart:plot-area chart:style-name="ch3" table:cell-range-address="Sheet1.B1:Sheet1.D500" chart:data-source-has-labels="row" svg:x="0.32cm" svg:y="0.18cm" svg:width="12.032cm" svg:height="8.64cm">
          <chartooo:coordinate-region svg:x="2.053cm" svg:y="0.301cm" svg:width="10.29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00" chart:label-cell-address="Sheet1.B1:Sheet1.B1" chart:class="chart:line">
            <chart:data-point chart:repeated="499"/>
          </chart:series>
          <chart:series chart:style-name="ch7" chart:values-cell-range-address="Sheet1.C2:Sheet1.C500" chart:label-cell-address="Sheet1.C1:Sheet1.C1" chart:class="chart:line">
            <chart:data-point chart:repeated="499"/>
          </chart:series>
          <chart:series chart:style-name="ch8" chart:values-cell-range-address="Sheet1.D2:Sheet1.D500" chart:label-cell-address="Sheet1.D1:Sheet1.D1" chart:class="chart:line">
            <chart:data-point chart:repeated="4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ATORIO</text:p>
                <draw:g>
                  <svg:desc>Sheet1.B1:Sheet1.B1</svg:desc>
                </draw:g>
              </table:table-cell>
              <table:table-cell office:value-type="string">
                <text:p>RULETA</text:p>
                <draw:g>
                  <svg:desc>Sheet1.C1:Sheet1.C1</svg:desc>
                </draw:g>
              </table:table-cell>
              <table:table-cell office:value-type="string">
                <text:p>TORNEO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977874">
                <text:p>44977874</text:p>
                <draw:g>
                  <svg:desc>Sheet1.B2:Sheet1.B500</svg:desc>
                </draw:g>
              </table:table-cell>
              <table:table-cell office:value-type="float" office:value="44909624">
                <text:p>44909624</text:p>
                <draw:g>
                  <svg:desc>Sheet1.C2:Sheet1.C500</svg:desc>
                </draw:g>
              </table:table-cell>
              <table:table-cell office:value-type="float" office:value="44964956">
                <text:p>44964956</text:p>
                <draw:g>
                  <svg:desc>Sheet1.D2:Sheet1.D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977874">
                <text:p>44977874</text:p>
              </table:table-cell>
              <table:table-cell office:value-type="float" office:value="44909624">
                <text:p>44909624</text:p>
              </table:table-cell>
              <table:table-cell office:value-type="float" office:value="44964956">
                <text:p>44964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966592">
                <text:p>44966592</text:p>
              </table:table-cell>
              <table:table-cell office:value-type="float" office:value="44903092">
                <text:p>44903092</text:p>
              </table:table-cell>
              <table:table-cell office:value-type="float" office:value="44924304">
                <text:p>44924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966592">
                <text:p>44966592</text:p>
              </table:table-cell>
              <table:table-cell office:value-type="float" office:value="44903092">
                <text:p>44903092</text:p>
              </table:table-cell>
              <table:table-cell office:value-type="float" office:value="44924304">
                <text:p>44924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910896">
                <text:p>44910896</text:p>
              </table:table-cell>
              <table:table-cell office:value-type="float" office:value="44903092">
                <text:p>44903092</text:p>
              </table:table-cell>
              <table:table-cell office:value-type="float" office:value="44924304">
                <text:p>44924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910896">
                <text:p>44910896</text:p>
              </table:table-cell>
              <table:table-cell office:value-type="float" office:value="44903092">
                <text:p>44903092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869236">
                <text:p>44869236</text:p>
              </table:table-cell>
              <table:table-cell office:value-type="float" office:value="44903092">
                <text:p>44903092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869236">
                <text:p>44869236</text:p>
              </table:table-cell>
              <table:table-cell office:value-type="float" office:value="44903092">
                <text:p>44903092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869236">
                <text:p>44869236</text:p>
              </table:table-cell>
              <table:table-cell office:value-type="float" office:value="44903092">
                <text:p>44903092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869236">
                <text:p>44869236</text:p>
              </table:table-cell>
              <table:table-cell office:value-type="float" office:value="44903092">
                <text:p>44903092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69236">
                <text:p>44869236</text:p>
              </table:table-cell>
              <table:table-cell office:value-type="float" office:value="44888130">
                <text:p>44888130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869236">
                <text:p>44869236</text:p>
              </table:table-cell>
              <table:table-cell office:value-type="float" office:value="44888130">
                <text:p>44888130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869236">
                <text:p>44869236</text:p>
              </table:table-cell>
              <table:table-cell office:value-type="float" office:value="44888130">
                <text:p>44888130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869236">
                <text:p>44869236</text:p>
              </table:table-cell>
              <table:table-cell office:value-type="float" office:value="44888130">
                <text:p>44888130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869236">
                <text:p>44869236</text:p>
              </table:table-cell>
              <table:table-cell office:value-type="float" office:value="44888130">
                <text:p>44888130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869236">
                <text:p>44869236</text:p>
              </table:table-cell>
              <table:table-cell office:value-type="float" office:value="44888130">
                <text:p>44888130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869236">
                <text:p>44869236</text:p>
              </table:table-cell>
              <table:table-cell office:value-type="float" office:value="44888130">
                <text:p>44888130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869236">
                <text:p>44869236</text:p>
              </table:table-cell>
              <table:table-cell office:value-type="float" office:value="44888130">
                <text:p>44888130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864092">
                <text:p>44864092</text:p>
              </table:table-cell>
              <table:table-cell office:value-type="float" office:value="44888130">
                <text:p>44888130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864092">
                <text:p>44864092</text:p>
              </table:table-cell>
              <table:table-cell office:value-type="float" office:value="44888130">
                <text:p>44888130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864092">
                <text:p>44864092</text:p>
              </table:table-cell>
              <table:table-cell office:value-type="float" office:value="44888130">
                <text:p>44888130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864092">
                <text:p>44864092</text:p>
              </table:table-cell>
              <table:table-cell office:value-type="float" office:value="44888130">
                <text:p>44888130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864092">
                <text:p>44864092</text:p>
              </table:table-cell>
              <table:table-cell office:value-type="float" office:value="44888130">
                <text:p>44888130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864092">
                <text:p>44864092</text:p>
              </table:table-cell>
              <table:table-cell office:value-type="float" office:value="44888130">
                <text:p>44888130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864092">
                <text:p>44864092</text:p>
              </table:table-cell>
              <table:table-cell office:value-type="float" office:value="44888130">
                <text:p>44888130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864092">
                <text:p>44864092</text:p>
              </table:table-cell>
              <table:table-cell office:value-type="float" office:value="44888130">
                <text:p>44888130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864092">
                <text:p>44864092</text:p>
              </table:table-cell>
              <table:table-cell office:value-type="float" office:value="44888130">
                <text:p>44888130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864092">
                <text:p>44864092</text:p>
              </table:table-cell>
              <table:table-cell office:value-type="float" office:value="44888130">
                <text:p>44888130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864092">
                <text:p>44864092</text:p>
              </table:table-cell>
              <table:table-cell office:value-type="float" office:value="44888130">
                <text:p>44888130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864092">
                <text:p>44864092</text:p>
              </table:table-cell>
              <table:table-cell office:value-type="float" office:value="44888130">
                <text:p>44888130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864092">
                <text:p>44864092</text:p>
              </table:table-cell>
              <table:table-cell office:value-type="float" office:value="44888130">
                <text:p>44888130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864092">
                <text:p>44864092</text:p>
              </table:table-cell>
              <table:table-cell office:value-type="float" office:value="44888130">
                <text:p>44888130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864092">
                <text:p>44864092</text:p>
              </table:table-cell>
              <table:table-cell office:value-type="float" office:value="44888130">
                <text:p>44888130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864092">
                <text:p>44864092</text:p>
              </table:table-cell>
              <table:table-cell office:value-type="float" office:value="44888130">
                <text:p>44888130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864092">
                <text:p>44864092</text:p>
              </table:table-cell>
              <table:table-cell office:value-type="float" office:value="44888130">
                <text:p>44888130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864092">
                <text:p>44864092</text:p>
              </table:table-cell>
              <table:table-cell office:value-type="float" office:value="44888130">
                <text:p>44888130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864092">
                <text:p>44864092</text:p>
              </table:table-cell>
              <table:table-cell office:value-type="float" office:value="44888130">
                <text:p>44888130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864092">
                <text:p>44864092</text:p>
              </table:table-cell>
              <table:table-cell office:value-type="float" office:value="44888130">
                <text:p>44888130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864092">
                <text:p>44864092</text:p>
              </table:table-cell>
              <table:table-cell office:value-type="float" office:value="44888130">
                <text:p>44888130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864092">
                <text:p>44864092</text:p>
              </table:table-cell>
              <table:table-cell office:value-type="float" office:value="44888130">
                <text:p>44888130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864092">
                <text:p>44864092</text:p>
              </table:table-cell>
              <table:table-cell office:value-type="float" office:value="44886526">
                <text:p>44886526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864092">
                <text:p>44864092</text:p>
              </table:table-cell>
              <table:table-cell office:value-type="float" office:value="44886526">
                <text:p>44886526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864092">
                <text:p>44864092</text:p>
              </table:table-cell>
              <table:table-cell office:value-type="float" office:value="44886526">
                <text:p>44886526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864092">
                <text:p>44864092</text:p>
              </table:table-cell>
              <table:table-cell office:value-type="float" office:value="44886526">
                <text:p>44886526</text:p>
              </table:table-cell>
              <table:table-cell office:value-type="float" office:value="44893060">
                <text:p>448930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864092">
                <text:p>44864092</text:p>
              </table:table-cell>
              <table:table-cell office:value-type="float" office:value="44886526">
                <text:p>44886526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828522">
                <text:p>44828522</text:p>
              </table:table-cell>
              <table:table-cell office:value-type="float" office:value="44886526">
                <text:p>44886526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828522">
                <text:p>44828522</text:p>
              </table:table-cell>
              <table:table-cell office:value-type="float" office:value="44886526">
                <text:p>44886526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828522">
                <text:p>44828522</text:p>
              </table:table-cell>
              <table:table-cell office:value-type="float" office:value="44886526">
                <text:p>44886526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828522">
                <text:p>44828522</text:p>
              </table:table-cell>
              <table:table-cell office:value-type="float" office:value="44886526">
                <text:p>44886526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828522">
                <text:p>44828522</text:p>
              </table:table-cell>
              <table:table-cell office:value-type="float" office:value="44886526">
                <text:p>44886526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828522">
                <text:p>44828522</text:p>
              </table:table-cell>
              <table:table-cell office:value-type="float" office:value="44886526">
                <text:p>44886526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828522">
                <text:p>44828522</text:p>
              </table:table-cell>
              <table:table-cell office:value-type="float" office:value="44886526">
                <text:p>44886526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828522">
                <text:p>44828522</text:p>
              </table:table-cell>
              <table:table-cell office:value-type="float" office:value="44886526">
                <text:p>44886526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828522">
                <text:p>44828522</text:p>
              </table:table-cell>
              <table:table-cell office:value-type="float" office:value="44886526">
                <text:p>44886526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828522">
                <text:p>44828522</text:p>
              </table:table-cell>
              <table:table-cell office:value-type="float" office:value="44886526">
                <text:p>44886526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828522">
                <text:p>44828522</text:p>
              </table:table-cell>
              <table:table-cell office:value-type="float" office:value="44886526">
                <text:p>44886526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828522">
                <text:p>44828522</text:p>
              </table:table-cell>
              <table:table-cell office:value-type="float" office:value="44886526">
                <text:p>44886526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828522">
                <text:p>44828522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825240">
                <text:p>44825240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825240">
                <text:p>44825240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825240">
                <text:p>44825240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825240">
                <text:p>44825240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825240">
                <text:p>44825240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825240">
                <text:p>44825240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825240">
                <text:p>44825240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825240">
                <text:p>44825240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825240">
                <text:p>44825240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825240">
                <text:p>44825240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825240">
                <text:p>44825240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825240">
                <text:p>44825240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825240">
                <text:p>44825240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825240">
                <text:p>44825240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825240">
                <text:p>44825240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825240">
                <text:p>44825240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825240">
                <text:p>44825240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825240">
                <text:p>44825240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825240">
                <text:p>44825240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825240">
                <text:p>44825240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825240">
                <text:p>44825240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825240">
                <text:p>44825240</text:p>
              </table:table-cell>
              <table:table-cell office:value-type="float" office:value="44885998">
                <text:p>44885998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83728">
                <text:p>448837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75656">
                <text:p>448756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75656">
                <text:p>448756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75656">
                <text:p>448756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75656">
                <text:p>448756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75656">
                <text:p>448756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75656">
                <text:p>448756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73858">
                <text:p>448738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73858">
                <text:p>448738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65318">
                <text:p>448653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65318">
                <text:p>448653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65318">
                <text:p>448653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65318">
                <text:p>448653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4825240">
                <text:p>44825240</text:p>
              </table:table-cell>
              <table:table-cell office:value-type="float" office:value="44867510">
                <text:p>44867510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4825240">
                <text:p>44825240</text:p>
              </table:table-cell>
              <table:table-cell office:value-type="float" office:value="44858166">
                <text:p>44858166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4825240">
                <text:p>44825240</text:p>
              </table:table-cell>
              <table:table-cell office:value-type="float" office:value="44858166">
                <text:p>44858166</text:p>
              </table:table-cell>
              <table:table-cell office:value-type="float" office:value="44854966">
                <text:p>448549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4825240">
                <text:p>44825240</text:p>
              </table:table-cell>
              <table:table-cell office:value-type="float" office:value="44858166">
                <text:p>44858166</text:p>
              </table:table-cell>
              <table:table-cell office:value-type="float" office:value="44854412">
                <text:p>448544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4825240">
                <text:p>44825240</text:p>
              </table:table-cell>
              <table:table-cell office:value-type="float" office:value="44858166">
                <text:p>44858166</text:p>
              </table:table-cell>
              <table:table-cell office:value-type="float" office:value="44854412">
                <text:p>448544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4825240">
                <text:p>44825240</text:p>
              </table:table-cell>
              <table:table-cell office:value-type="float" office:value="44858166">
                <text:p>44858166</text:p>
              </table:table-cell>
              <table:table-cell office:value-type="float" office:value="44854412">
                <text:p>448544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4825240">
                <text:p>44825240</text:p>
              </table:table-cell>
              <table:table-cell office:value-type="float" office:value="44858166">
                <text:p>44858166</text:p>
              </table:table-cell>
              <table:table-cell office:value-type="float" office:value="44854412">
                <text:p>448544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825240">
                <text:p>44825240</text:p>
              </table:table-cell>
              <table:table-cell office:value-type="float" office:value="44858166">
                <text:p>44858166</text:p>
              </table:table-cell>
              <table:table-cell office:value-type="float" office:value="44854412">
                <text:p>448544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4825240">
                <text:p>44825240</text:p>
              </table:table-cell>
              <table:table-cell office:value-type="float" office:value="44858166">
                <text:p>44858166</text:p>
              </table:table-cell>
              <table:table-cell office:value-type="float" office:value="44854412">
                <text:p>448544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4825240">
                <text:p>44825240</text:p>
              </table:table-cell>
              <table:table-cell office:value-type="float" office:value="44858166">
                <text:p>44858166</text:p>
              </table:table-cell>
              <table:table-cell office:value-type="float" office:value="44854412">
                <text:p>448544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4825240">
                <text:p>44825240</text:p>
              </table:table-cell>
              <table:table-cell office:value-type="float" office:value="44858166">
                <text:p>44858166</text:p>
              </table:table-cell>
              <table:table-cell office:value-type="float" office:value="44854412">
                <text:p>448544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825240">
                <text:p>44825240</text:p>
              </table:table-cell>
              <table:table-cell office:value-type="float" office:value="44858166">
                <text:p>44858166</text:p>
              </table:table-cell>
              <table:table-cell office:value-type="float" office:value="44854412">
                <text:p>448544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825240">
                <text:p>44825240</text:p>
              </table:table-cell>
              <table:table-cell office:value-type="float" office:value="44856596">
                <text:p>44856596</text:p>
              </table:table-cell>
              <table:table-cell office:value-type="float" office:value="44854412">
                <text:p>448544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4825240">
                <text:p>44825240</text:p>
              </table:table-cell>
              <table:table-cell office:value-type="float" office:value="44856596">
                <text:p>44856596</text:p>
              </table:table-cell>
              <table:table-cell office:value-type="float" office:value="44854412">
                <text:p>448544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4825240">
                <text:p>44825240</text:p>
              </table:table-cell>
              <table:table-cell office:value-type="float" office:value="44856596">
                <text:p>44856596</text:p>
              </table:table-cell>
              <table:table-cell office:value-type="float" office:value="44854412">
                <text:p>448544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4825240">
                <text:p>44825240</text:p>
              </table:table-cell>
              <table:table-cell office:value-type="float" office:value="44856596">
                <text:p>44856596</text:p>
              </table:table-cell>
              <table:table-cell office:value-type="float" office:value="44854412">
                <text:p>448544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4825240">
                <text:p>44825240</text:p>
              </table:table-cell>
              <table:table-cell office:value-type="float" office:value="44856596">
                <text:p>44856596</text:p>
              </table:table-cell>
              <table:table-cell office:value-type="float" office:value="44854412">
                <text:p>448544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4825240">
                <text:p>44825240</text:p>
              </table:table-cell>
              <table:table-cell office:value-type="float" office:value="44856596">
                <text:p>44856596</text:p>
              </table:table-cell>
              <table:table-cell office:value-type="float" office:value="44854412">
                <text:p>448544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825240">
                <text:p>44825240</text:p>
              </table:table-cell>
              <table:table-cell office:value-type="float" office:value="44856596">
                <text:p>44856596</text:p>
              </table:table-cell>
              <table:table-cell office:value-type="float" office:value="44854412">
                <text:p>448544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4825240">
                <text:p>44825240</text:p>
              </table:table-cell>
              <table:table-cell office:value-type="float" office:value="44856596">
                <text:p>44856596</text:p>
              </table:table-cell>
              <table:table-cell office:value-type="float" office:value="44854412">
                <text:p>448544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825240">
                <text:p>44825240</text:p>
              </table:table-cell>
              <table:table-cell office:value-type="float" office:value="44856596">
                <text:p>44856596</text:p>
              </table:table-cell>
              <table:table-cell office:value-type="float" office:value="44854412">
                <text:p>448544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825240">
                <text:p>44825240</text:p>
              </table:table-cell>
              <table:table-cell office:value-type="float" office:value="44856596">
                <text:p>44856596</text:p>
              </table:table-cell>
              <table:table-cell office:value-type="float" office:value="44854412">
                <text:p>448544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54412">
                <text:p>448544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54412">
                <text:p>448544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54412">
                <text:p>448544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54412">
                <text:p>448544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54412">
                <text:p>448544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54412">
                <text:p>448544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54412">
                <text:p>448544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50048">
                <text:p>448500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50048">
                <text:p>448500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50048">
                <text:p>448500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50048">
                <text:p>448500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50048">
                <text:p>448500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50048">
                <text:p>448500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50048">
                <text:p>448500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4250">
                <text:p>4483425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4825240">
                <text:p>44825240</text:p>
              </table:table-cell>
              <table:table-cell office:value-type="float" office:value="44851620">
                <text:p>4485162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33726">
                <text:p>448337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4825240">
                <text:p>44825240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4818594">
                <text:p>44818594</text:p>
              </table:table-cell>
              <table:table-cell office:value-type="float" office:value="44848270">
                <text:p>44848270</text:p>
              </table:table-cell>
              <table:table-cell office:value-type="float" office:value="44825050">
                <text:p>448250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